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style:font-size-asian="14pt" style:font-size-complex="14pt"/>
    </style:style>
    <style:style style:name="P2" style:family="paragraph" style:parent-style-name="Standard">
      <style:text-properties fo:font-size="14pt" fo:language="pt" fo:country="BR" officeooo:paragraph-rsid="0000daa6" style:font-size-asian="14pt" style:font-size-complex="14pt"/>
    </style:style>
    <style:style style:name="P3" style:family="paragraph" style:parent-style-name="Standard" style:list-style-name="L1">
      <style:text-properties fo:font-size="14pt" fo:language="pt" fo:country="BR" officeooo:paragraph-rsid="0000daa6" style:font-size-asian="14pt" style:font-size-complex="14pt"/>
    </style:style>
    <style:style style:name="P4" style:family="paragraph" style:parent-style-name="Standard">
      <style:text-properties fo:font-size="14pt" fo:language="pt" fo:country="BR" officeooo:rsid="0000daa6" officeooo:paragraph-rsid="0000daa6" style:font-size-asian="14pt" style:font-size-complex="14pt"/>
    </style:style>
    <style:style style:name="T1" style:family="text">
      <style:text-properties officeooo:rsid="0000daa6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0daa6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italic" officeooo:rsid="0000daa6" style:font-size-asian="14pt" style:font-style-asian="italic" style:font-size-complex="14pt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0daa6" style:font-weight-asian="bold" style:font-weight-complex="bold"/>
    </style:style>
    <style:style style:name="T8" style:family="text">
      <style:text-properties fo:font-style="italic" officeooo:rsid="0000daa6" style:font-style-asian="italic" style:font-style-complex="italic"/>
    </style:style>
    <style:style style:name="T9" style:family="text">
      <style:text-properties fo:font-style="italic" fo:font-weight="bold" officeooo:rsid="0000daa6" style:font-style-asian="italic" style:font-weight-asian="bold" style:font-style-complex="italic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00da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A <text:span text:style-name="T7">S</text:span><text:span text:style-name="T6">egurança da </text:span><text:span text:style-name="T7">I</text:span><text:span text:style-name="T6">nformação é</text:span> alcançada pela implementação de um conjunto adequado de controles, incluindo políticas, processos, procedimentos, estrutura organizacional e funções de software e hardware. Estes controles precisam ser estabelecidos, implementados, monitorados, analisados criticamente e melhorados, quando necessário, para assegurar que os objetivos do negócio e a segurança da informação sejam atendidos.</text:p>
      <text:p text:style-name="P1"/>
      <text:p text:style-name="P2"><text:span text:style-name="T1">2)</text:span>CID:</text:p>
      <text:list xml:id="list1702669006" text:style-name="L1">
        <text:list-item>
          <text:p text:style-name="P3"><text:span text:style-name="T6">Confidencialidade</text:span>: uso autorizado </text:p>
        </text:list-item>
        <text:list-item>
          <text:p text:style-name="P3"><text:span text:style-name="T6">Integridade</text:span>: evitar alteração indevida ou perda de valor</text:p>
        </text:list-item>
        <text:list-item>
          <text:p text:style-name="P3"><text:span text:style-name="T6">Disponibilidade</text:span>: prover a informação no tempo que for necessária</text:p>
        </text:list-item>
      </text:list>
      <text:p text:style-name="P2"/>
      <text:p text:style-name="P1"><text:span text:style-name="T1">3) Uma Política de Segurança da Informação (PSI) </text:span><text:span text:style-name="T9">Compliance</text:span><text:span text:style-name="T8"> </text:span><text:span text:style-name="T1">é aquela que está em </text:span><text:span text:style-name="T11">conformidade</text:span><text:span text:style-name="T1">, ou seja, que se submete à legislação, alinhando-se com as práticas de governança corporativa e adequada às normas e regulamentos aos quais a organização está sujeita. Tornando</text:span> a organização digna de <text:span text:style-name="T10">confiança</text:span> por parte dos governos, das outras organizações e do público em geral.</text:p>
      <text:p text:style-name="P1"/>
      <text:p text:style-name="P4">4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2-10T13:37:32.074000000</dc:date>
    <meta:editing-duration>PT11M21S</meta:editing-duration>
    <meta:editing-cycles>2</meta:editing-cycles>
    <meta:document-statistic meta:table-count="0" meta:image-count="0" meta:object-count="0" meta:page-count="1" meta:paragraph-count="7" meta:word-count="138" meta:character-count="959" meta:non-whitespace-character-count="830"/>
  </office:meta>
</office:document-meta>
</file>